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2444in" table:align="margins"/>
    </style:style>
    <style:style style:name="Table1.A" style:family="table-column">
      <style:table-column-properties style:column-width="3.6222in" style:rel-column-width="32767*"/>
    </style:style>
    <style:style style:name="Table1.B" style:family="table-column">
      <style:table-column-properties style:column-width="3.6222in" style:rel-column-width="32768*"/>
    </style:style>
    <style:style style:name="Table1.1" style:family="table-row">
      <style:table-row-properties style:min-row-height="0.470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1583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2444in" table:align="margins"/>
    </style:style>
    <style:style style:name="Table2.A" style:family="table-column">
      <style:table-column-properties style:column-width="3.6222in" style:rel-column-width="32767*"/>
    </style:style>
    <style:style style:name="Table2.B" style:family="table-column">
      <style:table-column-properties style:column-width="3.6222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Heading_20_3">
      <style:text-properties officeooo:paragraph-rsid="00198899"/>
    </style:style>
    <style:style style:name="P2" style:family="paragraph" style:parent-style-name="Text_20_body">
      <style:paragraph-properties fo:margin-left="0in" fo:margin-right="0in" fo:text-indent="0in" style:auto-text-indent="false"/>
      <style:text-properties officeooo:paragraph-rsid="00198899"/>
    </style:style>
    <style:style style:name="P3" style:family="paragraph" style:parent-style-name="Standard">
      <style:text-properties fo:font-size="18pt" fo:font-style="normal" officeooo:rsid="000e9987" officeooo:paragraph-rsid="000e9987" style:font-size-asian="15.75pt" style:font-style-asian="normal" style:font-size-complex="18pt" style:font-style-complex="normal"/>
    </style:style>
    <style:style style:name="P4" style:family="paragraph" style:parent-style-name="Text_20_body">
      <style:text-properties fo:font-size="18pt" fo:font-style="normal" officeooo:rsid="000e9987" officeooo:paragraph-rsid="000e9987" style:font-size-asian="15.75pt" style:font-style-asian="normal" style:font-size-complex="18pt" style:font-style-complex="normal"/>
    </style:style>
    <style:style style:name="P5" style:family="paragraph" style:parent-style-name="Text_20_body">
      <style:text-properties fo:font-size="18pt" fo:font-style="normal" officeooo:rsid="000de943" officeooo:paragraph-rsid="000de943" style:font-size-asian="15.75pt" style:font-style-asian="normal" style:font-size-complex="18pt" style:font-style-complex="normal"/>
    </style:style>
    <style:style style:name="P6" style:family="paragraph" style:parent-style-name="Standard">
      <style:text-properties style:font-name="Liberation Serif" fo:font-size="18pt" officeooo:rsid="000ebd85" officeooo:paragraph-rsid="000ebd85" style:font-size-asian="18pt" style:font-size-complex="18pt"/>
    </style:style>
    <style:style style:name="P7" style:family="paragraph" style:parent-style-name="Standard">
      <style:text-properties style:font-name="Liberation Serif" fo:font-size="16pt" fo:font-style="normal" officeooo:rsid="000e9987" officeooo:paragraph-rsid="000e9987" style:font-size-asian="16pt" style:font-style-asian="normal" style:font-size-complex="16pt" style:font-style-complex="normal"/>
    </style:style>
    <style:style style:name="P8" style:family="paragraph" style:parent-style-name="Standard">
      <style:text-properties style:font-name="Liberation Serif" fo:font-size="16pt" fo:font-style="normal" officeooo:rsid="000ebd85" officeooo:paragraph-rsid="00198899" style:font-size-asian="16pt" style:font-style-asian="normal" style:font-size-complex="16pt" style:font-style-complex="normal"/>
    </style:style>
    <style:style style:name="P9" style:family="paragraph" style:parent-style-name="Standard">
      <style:text-properties style:font-name="Liberation Serif" fo:font-size="16pt" fo:font-style="normal" officeooo:rsid="00191300" officeooo:paragraph-rsid="00191300" style:font-size-asian="16pt" style:font-style-asian="normal" style:font-size-complex="16pt" style:font-style-complex="normal"/>
    </style:style>
    <style:style style:name="P10" style:family="paragraph" style:parent-style-name="Standard">
      <style:text-properties style:font-name="Liberation Serif" fo:font-size="16pt" fo:font-style="normal" fo:font-weight="bold" officeooo:rsid="000e9987" officeooo:paragraph-rsid="000e9987" style:font-size-asian="16pt" style:font-style-asian="normal" style:font-weight-asian="bold" style:font-size-complex="16pt" style:font-style-complex="normal" style:font-weight-complex="bold"/>
    </style:style>
    <style:style style:name="P11" style:family="paragraph" style:parent-style-name="Table_20_Contents">
      <style:paragraph-properties fo:text-align="center" style:justify-single-word="false"/>
      <style:text-properties style:font-name="Liberation Serif" fo:font-size="16pt" fo:font-style="normal" fo:font-weight="bold" officeooo:rsid="00191300" officeooo:paragraph-rsid="00191300" style:font-size-asian="16pt" style:font-style-asian="normal" style:font-weight-asian="bold" style:font-size-complex="16pt" style:font-style-complex="normal" style:font-weight-complex="bold"/>
    </style:style>
    <style:style style:name="P12" style:family="paragraph" style:parent-style-name="Standard">
      <style:text-properties style:font-name="Liberation Serif" fo:font-size="16pt" fo:font-style="normal" fo:font-weight="bold" officeooo:rsid="00191300" officeooo:paragraph-rsid="00191300" style:font-size-asian="16pt" style:font-style-asian="normal" style:font-weight-asian="bold" style:font-size-complex="16pt" style:font-style-complex="normal" style:font-weight-complex="bold"/>
    </style:style>
    <style:style style:name="P13" style:family="paragraph" style:parent-style-name="Standard">
      <style:text-properties style:font-name="Liberation Serif" fo:font-size="16pt" officeooo:rsid="000aa313" officeooo:paragraph-rsid="000aa313" style:font-size-asian="16pt" style:font-size-complex="16pt"/>
    </style:style>
    <style:style style:name="P14" style:family="paragraph" style:parent-style-name="Standard">
      <style:text-properties style:font-name="Liberation Serif" fo:font-size="16pt" officeooo:rsid="000ebd85" officeooo:paragraph-rsid="000ebd85" style:font-size-asian="16pt" style:font-size-complex="16pt"/>
    </style:style>
    <style:style style:name="P15" style:family="paragraph" style:parent-style-name="Standard">
      <style:text-properties style:font-name="Liberation Serif" fo:font-size="16pt" officeooo:rsid="001063f2" officeooo:paragraph-rsid="001063f2" style:font-size-asian="16pt" style:font-size-complex="16pt"/>
    </style:style>
    <style:style style:name="P16" style:family="paragraph" style:parent-style-name="Text_20_body">
      <style:text-properties style:font-name="Liberation Serif" fo:font-size="16pt" officeooo:rsid="001063f2" officeooo:paragraph-rsid="001063f2" style:font-size-asian="16pt" style:font-size-complex="16pt"/>
    </style:style>
    <style:style style:name="P17" style:family="paragraph" style:parent-style-name="Text_20_body">
      <style:text-properties style:font-name="Liberation Serif" fo:font-size="16pt" officeooo:rsid="001063f2" officeooo:paragraph-rsid="00123fae" style:font-size-asian="16pt" style:font-size-complex="16pt"/>
    </style:style>
    <style:style style:name="P18" style:family="paragraph" style:parent-style-name="Standard">
      <style:text-properties style:font-name="Liberation Serif" fo:font-size="16pt" officeooo:rsid="001656ca" officeooo:paragraph-rsid="001656ca" style:font-size-asian="16pt" style:font-size-complex="16pt"/>
    </style:style>
    <style:style style:name="P19" style:family="paragraph" style:parent-style-name="Standard">
      <style:text-properties style:font-name="Liberation Serif" fo:font-size="16pt" officeooo:rsid="0017b241" officeooo:paragraph-rsid="0017b241" style:font-size-asian="16pt" style:font-size-complex="16pt"/>
    </style:style>
    <style:style style:name="P20" style:family="paragraph" style:parent-style-name="Standard">
      <style:text-properties style:font-name="Liberation Serif" fo:font-size="16pt" officeooo:rsid="00191300" officeooo:paragraph-rsid="00191300" style:font-size-asian="16pt" style:font-size-complex="16pt"/>
    </style:style>
    <style:style style:name="P21" style:family="paragraph" style:parent-style-name="Table_20_Contents">
      <style:text-properties style:font-name="Liberation Serif" fo:font-size="16pt" officeooo:rsid="00191300" officeooo:paragraph-rsid="00191300" style:font-size-asian="16pt" style:font-size-complex="16pt"/>
    </style:style>
    <style:style style:name="P22" style:family="paragraph" style:parent-style-name="Standard">
      <style:text-properties style:font-name="Liberation Serif" fo:font-size="16pt" officeooo:rsid="00196021" officeooo:paragraph-rsid="00196021" style:font-size-asian="16pt" style:font-size-complex="16pt"/>
    </style:style>
    <style:style style:name="P23" style:family="paragraph" style:parent-style-name="Text_20_body">
      <style:text-properties style:font-name="Liberation Serif" fo:font-size="16pt" officeooo:rsid="00123fae" officeooo:paragraph-rsid="00123fae" style:font-size-asian="16pt" style:font-size-complex="16pt"/>
    </style:style>
    <style:style style:name="P24" style:family="paragraph" style:parent-style-name="Text_20_body">
      <style:text-properties style:font-name="Liberation Serif" fo:font-size="16pt" officeooo:rsid="00135ebf" officeooo:paragraph-rsid="00135ebf" style:font-size-asian="16pt" style:font-size-complex="16pt"/>
    </style:style>
    <style:style style:name="P25" style:family="paragraph" style:parent-style-name="Text_20_body">
      <style:text-properties style:font-name="Liberation Serif" fo:font-size="16pt" style:font-size-asian="16pt" style:font-size-complex="16pt"/>
    </style:style>
    <style:style style:name="P26" style:family="paragraph" style:parent-style-name="Text_20_body">
      <style:text-properties style:font-name="Liberation Serif" fo:font-size="16pt" officeooo:paragraph-rsid="001b8452" style:font-size-asian="16pt" style:font-size-complex="16pt"/>
    </style:style>
    <style:style style:name="P27" style:family="paragraph" style:parent-style-name="Standard">
      <style:text-properties style:font-name="Liberation Serif" fo:font-size="16pt" fo:font-weight="bold" officeooo:rsid="001063f2" officeooo:paragraph-rsid="001063f2" style:font-size-asian="16pt" style:font-weight-asian="bold" style:font-size-complex="16pt" style:font-weight-complex="bold"/>
    </style:style>
    <style:style style:name="P28" style:family="paragraph" style:parent-style-name="Standard">
      <style:text-properties style:font-name="Liberation Serif" fo:font-size="16pt" fo:font-weight="bold" officeooo:rsid="000ebd85" officeooo:paragraph-rsid="000ebd85"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style:font-name="Liberation Serif" fo:font-size="16pt" fo:font-weight="bold" officeooo:rsid="00191300" officeooo:paragraph-rsid="00191300" style:font-size-asian="16pt" style:font-weight-asian="bold" style:font-size-complex="16pt" style:font-weight-complex="bold"/>
    </style:style>
    <style:style style:name="P30" style:family="paragraph" style:parent-style-name="Standard">
      <style:text-properties style:font-name="Liberation Serif" fo:font-size="16pt" fo:font-weight="bold" officeooo:rsid="00191300" officeooo:paragraph-rsid="00191300" style:font-size-asian="16pt" style:font-weight-asian="bold" style:font-size-complex="16pt" style:font-weight-complex="bold"/>
    </style:style>
    <style:style style:name="P31" style:family="paragraph" style:parent-style-name="Text_20_body">
      <style:text-properties style:font-name="Liberation Serif" fo:font-size="16pt" fo:font-weight="bold" officeooo:rsid="00135ebf" officeooo:paragraph-rsid="00135ebf" style:font-size-asian="16pt" style:font-weight-asian="bold" style:font-size-complex="16pt" style:font-weight-complex="bold"/>
    </style:style>
    <style:style style:name="P32" style:family="paragraph" style:parent-style-name="Text_20_body">
      <style:text-properties style:font-name="Liberation Serif" fo:font-size="16pt" fo:font-weight="bold" officeooo:rsid="00151e8b" officeooo:paragraph-rsid="00151e8b" style:font-size-asian="16pt" style:font-weight-asian="bold" style:font-size-complex="16pt" style:font-weight-complex="bold"/>
    </style:style>
    <style:style style:name="P33" style:family="paragraph" style:parent-style-name="Standard">
      <style:text-properties style:font-name="Liberation Serif" fo:font-size="16pt" fo:font-weight="bold" officeooo:rsid="001656ca" officeooo:paragraph-rsid="001656ca" style:font-size-asian="16pt" style:font-weight-asian="bold" style:font-size-complex="16pt" style:font-weight-complex="bold"/>
    </style:style>
    <style:style style:name="P34" style:family="paragraph" style:parent-style-name="Standard">
      <style:text-properties style:font-name="Liberation Serif" fo:font-size="16pt" fo:font-weight="bold" officeooo:rsid="0017b241" officeooo:paragraph-rsid="0017b241" style:font-size-asian="16pt" style:font-weight-asian="bold" style:font-size-complex="16pt" style:font-weight-complex="bold"/>
    </style:style>
    <style:style style:name="P35" style:family="paragraph" style:parent-style-name="Standard">
      <style:text-properties style:font-name="Liberation Serif" fo:font-size="16pt" fo:font-weight="bold" officeooo:rsid="00196021" officeooo:paragraph-rsid="00196021" style:font-size-asian="16pt" style:font-weight-asian="bold" style:font-size-complex="16pt" style:font-weight-complex="bold"/>
    </style:style>
    <style:style style:name="P36" style:family="paragraph" style:parent-style-name="Standard">
      <style:text-properties style:font-name="Liberation Serif" fo:font-size="16pt" fo:font-style="italic" officeooo:rsid="0017b241" officeooo:paragraph-rsid="0017b241" style:font-size-asian="16pt" style:font-style-asian="italic" style:font-size-complex="16pt" style:font-style-complex="italic"/>
    </style:style>
    <style:style style:name="P37" style:family="paragraph" style:parent-style-name="Standard">
      <style:text-properties fo:font-size="16pt" officeooo:rsid="00096b39" officeooo:paragraph-rsid="00096b39" style:font-size-asian="16pt" style:font-size-complex="16pt"/>
    </style:style>
    <style:style style:name="P38" style:family="paragraph" style:parent-style-name="Table_20_Contents">
      <style:text-properties fo:font-size="16pt" officeooo:rsid="00096b39" officeooo:paragraph-rsid="00096b39" style:font-size-asian="16pt" style:font-size-complex="16pt"/>
    </style:style>
    <style:style style:name="P39" style:family="paragraph" style:parent-style-name="Standard">
      <style:text-properties fo:font-size="16pt" officeooo:rsid="000aa313" officeooo:paragraph-rsid="000aa313" style:font-size-asian="16pt" style:font-size-complex="16pt"/>
    </style:style>
    <style:style style:name="P40" style:family="paragraph" style:parent-style-name="Table_20_Contents">
      <style:text-properties fo:font-size="16pt" officeooo:rsid="000aa313" officeooo:paragraph-rsid="000aa313" style:font-size-asian="16pt" style:font-size-complex="16pt"/>
    </style:style>
    <style:style style:name="P41" style:family="paragraph" style:parent-style-name="Standard">
      <style:text-properties fo:font-size="16pt" fo:font-style="normal" officeooo:rsid="000aa313" officeooo:paragraph-rsid="000c6a90" style:font-size-asian="16pt" style:font-style-asian="normal" style:font-size-complex="16pt" style:font-style-complex="normal"/>
    </style:style>
    <style:style style:name="P42" style:family="paragraph" style:parent-style-name="Standard">
      <style:text-properties fo:font-size="16pt" fo:font-style="normal" officeooo:rsid="000c6a90" officeooo:paragraph-rsid="000c6a90" style:font-size-asian="16pt" style:font-style-asian="normal" style:font-size-complex="16pt" style:font-style-complex="normal"/>
    </style:style>
    <style:style style:name="P43" style:family="paragraph" style:parent-style-name="Standard">
      <style:text-properties fo:font-size="16pt" fo:font-style="normal" officeooo:rsid="000d5995" officeooo:paragraph-rsid="000d5995" style:font-size-asian="16pt" style:font-style-asian="normal" style:font-size-complex="16pt" style:font-style-complex="normal"/>
    </style:style>
    <style:style style:name="P44" style:family="paragraph" style:parent-style-name="Standard">
      <style:text-properties fo:font-size="16pt" fo:font-style="normal" officeooo:rsid="000d9f0a" officeooo:paragraph-rsid="000d9f0a" style:font-size-asian="16pt" style:font-style-asian="normal" style:font-size-complex="16pt" style:font-style-complex="normal"/>
    </style:style>
    <style:style style:name="P45" style:family="paragraph" style:parent-style-name="Standard">
      <style:text-properties fo:font-size="16pt" fo:font-style="normal" officeooo:rsid="000d9f0a" officeooo:paragraph-rsid="000de943" style:font-size-asian="16pt" style:font-style-asian="normal" style:font-size-complex="16pt" style:font-style-complex="normal"/>
    </style:style>
    <style:style style:name="P46" style:family="paragraph" style:parent-style-name="Standard">
      <style:text-properties fo:font-size="16pt" fo:font-style="normal" officeooo:rsid="000de943" officeooo:paragraph-rsid="000de943" style:font-size-asian="16pt" style:font-style-asian="normal" style:font-size-complex="16pt" style:font-style-complex="normal"/>
    </style:style>
    <style:style style:name="P47" style:family="paragraph" style:parent-style-name="Standard">
      <style:text-properties fo:font-size="16pt" fo:font-style="normal" officeooo:rsid="000e76a6" officeooo:paragraph-rsid="000e76a6" style:font-size-asian="16pt" style:font-style-asian="normal" style:font-size-complex="16pt" style:font-style-complex="normal"/>
    </style:style>
    <style:style style:name="P48" style:family="paragraph" style:parent-style-name="Standard">
      <style:text-properties fo:font-size="16pt" fo:font-style="normal" officeooo:rsid="000e9987" officeooo:paragraph-rsid="000e9987" style:font-size-asian="16pt" style:font-style-asian="normal" style:font-size-complex="16pt" style:font-style-complex="normal"/>
    </style:style>
    <style:style style:name="P49" style:family="paragraph" style:parent-style-name="Standard">
      <style:text-properties fo:font-size="16pt" fo:font-style="normal" fo:font-weight="bold" officeooo:rsid="000c6a90" officeooo:paragraph-rsid="000c6a90" style:font-size-asian="16pt" style:font-style-asian="normal" style:font-weight-asian="bold" style:font-size-complex="16pt" style:font-style-complex="normal" style:font-weight-complex="bold"/>
    </style:style>
    <style:style style:name="P50" style:family="paragraph" style:parent-style-name="Standard">
      <style:text-properties fo:font-size="16pt" fo:font-style="normal" fo:font-weight="bold" officeooo:rsid="000d9f0a" officeooo:paragraph-rsid="000de943" style:font-size-asian="16pt" style:font-style-asian="normal" style:font-weight-asian="bold" style:font-size-complex="16pt" style:font-style-complex="normal" style:font-weight-complex="bold"/>
    </style:style>
    <style:style style:name="P51" style:family="paragraph" style:parent-style-name="Standard">
      <style:text-properties fo:font-size="16pt" fo:font-style="normal" fo:font-weight="bold" officeooo:rsid="000de943" officeooo:paragraph-rsid="000de943" style:font-size-asian="16pt" style:font-style-asian="normal" style:font-weight-asian="bold" style:font-size-complex="16pt" style:font-style-complex="normal" style:font-weight-complex="bold"/>
    </style:style>
    <style:style style:name="P52" style:family="paragraph" style:parent-style-name="Standard">
      <style:text-properties fo:font-size="16pt" fo:font-style="normal" fo:font-weight="bold" officeooo:rsid="000e76a6" officeooo:paragraph-rsid="000e76a6" style:font-size-asian="16pt" style:font-style-asian="normal" style:font-weight-asian="bold" style:font-size-complex="16pt" style:font-style-complex="normal" style:font-weight-complex="bold"/>
    </style:style>
    <style:style style:name="P53" style:family="paragraph" style:parent-style-name="Standard">
      <style:text-properties fo:font-size="16pt" fo:font-style="normal" fo:font-weight="bold" officeooo:rsid="000e9987" officeooo:paragraph-rsid="000e9987" style:font-size-asian="16pt" style:font-style-asian="normal" style:font-weight-asian="bold" style:font-size-complex="16pt" style:font-style-complex="normal" style:font-weight-complex="bold"/>
    </style:style>
    <style:style style:name="P54" style:family="paragraph" style:parent-style-name="Standard">
      <style:text-properties fo:font-size="16pt" fo:font-weight="bold" officeooo:rsid="00096b39" officeooo:paragraph-rsid="00096b39" style:font-size-asian="16pt" style:font-weight-asian="bold" style:font-size-complex="16pt" style:font-weight-complex="bold"/>
    </style:style>
    <style:style style:name="P55" style:family="paragraph" style:parent-style-name="Table_20_Contents">
      <style:text-properties fo:font-size="16pt" fo:font-weight="bold" officeooo:rsid="00096b39" officeooo:paragraph-rsid="00096b39" style:font-size-asian="16pt" style:font-weight-asian="bold" style:font-size-complex="16pt" style:font-weight-complex="bold"/>
    </style:style>
    <style:style style:name="P56" style:family="paragraph" style:parent-style-name="Standard">
      <style:text-properties fo:font-size="16pt" fo:font-weight="bold" officeooo:rsid="000aa313" officeooo:paragraph-rsid="000aa313" style:font-size-asian="16pt" style:font-weight-asian="bold" style:font-size-complex="16pt" style:font-weight-complex="bold"/>
    </style:style>
    <style:style style:name="P57" style:family="paragraph" style:parent-style-name="Text_20_body">
      <style:paragraph-properties fo:text-indent="0in" style:auto-text-indent="false"/>
      <style:text-properties fo:font-variant="normal" fo:text-transform="none" fo:color="#000000" loext:opacity="100%" style:font-name="Liberation Serif" fo:font-size="16pt" fo:letter-spacing="normal" fo:font-style="normal" fo:font-weight="normal" style:font-size-asian="16pt" style:font-size-complex="16pt"/>
    </style:style>
    <style:style style:name="P58" style:family="paragraph" style:parent-style-name="Text_20_body">
      <style:text-properties fo:font-variant="normal" fo:text-transform="none" fo:color="#000000" loext:opacity="100%" style:font-name="Liberation Serif" fo:font-size="16pt" fo:letter-spacing="normal" fo:font-style="normal" fo:font-weight="normal" officeooo:rsid="00135ebf" officeooo:paragraph-rsid="00135ebf" style:font-size-asian="16pt" style:font-size-complex="16pt"/>
    </style:style>
    <style:style style:name="P59" style:family="paragraph" style:parent-style-name="Text_20_body">
      <style:text-properties fo:font-variant="normal" fo:text-transform="none" fo:color="#000000" loext:opacity="100%" style:font-name="Liberation Serif" fo:font-size="16pt" fo:letter-spacing="normal" fo:font-style="normal" fo:font-weight="normal" officeooo:rsid="001063f2" officeooo:paragraph-rsid="001063f2" style:font-size-asian="16pt" style:font-size-complex="16pt"/>
    </style:style>
    <style:style style:name="P60" style:family="paragraph" style:parent-style-name="Text_20_body">
      <style:text-properties fo:font-variant="normal" fo:text-transform="none" fo:color="#000000" loext:opacity="100%" style:font-name="Liberation Serif" fo:font-size="16pt" fo:letter-spacing="normal" fo:font-style="normal" fo:font-weight="normal" officeooo:rsid="001063f2" officeooo:paragraph-rsid="00123fae" style:font-size-asian="16pt" style:font-size-complex="16pt"/>
    </style:style>
    <style:style style:name="P61" style:family="paragraph" style:parent-style-name="Text_20_body">
      <style:text-properties fo:font-variant="normal" fo:text-transform="none" fo:color="#000000" loext:opacity="100%" style:font-name="Liberation Serif" fo:font-size="16pt" fo:letter-spacing="normal" fo:font-style="normal" fo:font-weight="normal" officeooo:rsid="00151e8b" officeooo:paragraph-rsid="00151e8b" style:font-size-asian="16pt" style:font-weight-asian="normal" style:font-size-complex="16pt" style:font-weight-complex="normal"/>
    </style:style>
    <style:style style:name="P62" style:family="paragraph" style:parent-style-name="Text_20_body">
      <style:text-properties fo:font-variant="normal" fo:text-transform="none" fo:color="#000000" loext:opacity="100%" style:font-name="Liberation Serif" fo:font-size="16pt" fo:letter-spacing="normal" fo:font-style="normal" fo:font-weight="bold" officeooo:rsid="00151e8b" officeooo:paragraph-rsid="00151e8b" style:font-size-asian="16pt" style:font-weight-asian="bold" style:font-size-complex="16pt" style:font-weight-complex="bold"/>
    </style:style>
    <style:style style:name="P63" style:family="paragraph" style:parent-style-name="Text_20_body">
      <style:text-properties fo:font-variant="normal" fo:text-transform="none" fo:color="#000000" loext:opacity="100%" style:font-name="Liberation Serif" fo:font-size="16pt" fo:letter-spacing="normal" fo:font-style="normal" fo:font-weight="bold" officeooo:rsid="001656ca" officeooo:paragraph-rsid="001656ca" style:font-size-asian="16pt" style:font-weight-asian="bold" style:font-size-complex="16pt" style:font-weight-complex="bold"/>
    </style:style>
    <style:style style:name="P64" style:family="paragraph" style:parent-style-name="Text_20_body">
      <style:text-properties fo:font-variant="normal" fo:text-transform="none" fo:color="#000000" loext:opacity="100%" style:font-name="Liberation Serif" fo:font-size="16pt" fo:letter-spacing="normal" fo:font-style="normal" fo:font-weight="bold" officeooo:rsid="001063f2" officeooo:paragraph-rsid="001063f2" style:font-size-asian="16pt" style:font-weight-asian="bold" style:font-size-complex="16pt" style:font-weight-complex="bold"/>
    </style:style>
    <style:style style:name="P65" style:family="paragraph" style:parent-style-name="Text_20_body">
      <style:text-properties fo:font-variant="normal" fo:text-transform="none" fo:color="#000000" loext:opacity="100%" style:font-name="Liberation Serif" fo:font-size="16pt" fo:letter-spacing="normal" fo:font-style="normal" fo:font-weight="bold" officeooo:rsid="00123fae" officeooo:paragraph-rsid="00123fae" style:font-size-asian="16pt" style:font-weight-asian="bold" style:font-size-complex="16pt" style:font-weight-complex="bold"/>
    </style:style>
    <style:style style:name="P66" style:family="paragraph" style:parent-style-name="Text_20_body">
      <style:text-properties fo:font-variant="normal" fo:text-transform="none" fo:color="#000000" loext:opacity="100%" style:font-name="Liberation Serif" fo:font-size="16pt" fo:letter-spacing="normal" fo:font-style="normal" fo:font-weight="bold" officeooo:rsid="00135ebf" officeooo:paragraph-rsid="00135ebf" style:font-size-asian="16pt" style:font-weight-asian="bold" style:font-size-complex="16pt" style:font-weight-complex="bold"/>
    </style:style>
    <style:style style:name="P67" style:family="paragraph" style:parent-style-name="Heading_20_3">
      <style:text-properties fo:font-variant="normal" fo:text-transform="none" fo:color="#000000" loext:opacity="100%" fo:font-size="16pt" fo:letter-spacing="normal" fo:font-style="normal" fo:font-weight="normal" officeooo:paragraph-rsid="00198899" style:font-size-asian="16pt" style:font-size-complex="16pt"/>
    </style:style>
    <style:style style:name="P68" style:family="paragraph" style:parent-style-name="Text_20_body">
      <style:text-properties officeooo:paragraph-rsid="00191300"/>
    </style:style>
    <style:style style:name="P69" style:family="paragraph" style:parent-style-name="Text_20_body">
      <style:text-properties officeooo:paragraph-rsid="001b8452"/>
    </style:style>
    <style:style style:name="P70" style:family="paragraph" style:parent-style-name="Standard" style:list-style-name="L1">
      <style:text-properties fo:font-size="16pt" officeooo:rsid="00096b39" officeooo:paragraph-rsid="00096b39" style:font-size-asian="16pt" style:font-size-complex="16pt"/>
    </style:style>
    <style:style style:name="P71" style:family="paragraph" style:parent-style-name="Standard" style:list-style-name="L2">
      <style:text-properties fo:font-size="16pt" officeooo:rsid="00096b39" officeooo:paragraph-rsid="00096b39" style:font-size-asian="16pt" style:font-size-complex="16pt"/>
    </style:style>
    <style:style style:name="P72" style:family="paragraph" style:parent-style-name="Standard" style:list-style-name="L3">
      <style:paragraph-properties fo:text-align="justify" style:justify-single-word="false"/>
      <style:text-properties fo:font-size="16pt" officeooo:rsid="000aa313" officeooo:paragraph-rsid="000aa313" style:font-size-asian="16pt" style:font-size-complex="16pt"/>
    </style:style>
    <style:style style:name="P73" style:family="paragraph" style:parent-style-name="Standard" style:list-style-name="L3">
      <style:text-properties fo:font-size="16pt" officeooo:rsid="000aa313" officeooo:paragraph-rsid="000aa313" style:font-size-asian="16pt" style:font-size-complex="16pt"/>
    </style:style>
    <style:style style:name="P74" style:family="paragraph" style:parent-style-name="Standard" style:list-style-name="L4">
      <style:text-properties fo:font-size="16pt" officeooo:rsid="000aa313" officeooo:paragraph-rsid="000aa313" style:font-size-asian="16pt" style:font-size-complex="16pt"/>
    </style:style>
    <style:style style:name="P75" style:family="paragraph" style:parent-style-name="Standard" style:list-style-name="L5">
      <style:text-properties fo:font-size="16pt" officeooo:rsid="000aa313" officeooo:paragraph-rsid="000aa313" style:font-size-asian="16pt" style:font-size-complex="16pt"/>
    </style:style>
    <style:style style:name="P76" style:family="paragraph" style:parent-style-name="Standard" style:list-style-name="L6">
      <style:text-properties fo:font-size="16pt" officeooo:rsid="000c6a90" officeooo:paragraph-rsid="000c6a90" style:font-size-asian="16pt" style:font-size-complex="16pt"/>
    </style:style>
    <style:style style:name="P77" style:family="paragraph" style:parent-style-name="Standard" style:list-style-name="L5">
      <style:text-properties fo:font-size="16pt" fo:font-style="normal" officeooo:rsid="000aa313" officeooo:paragraph-rsid="000aa313" style:font-size-asian="16pt" style:font-style-asian="normal" style:font-size-complex="16pt" style:font-style-complex="normal"/>
    </style:style>
    <style:style style:name="P78" style:family="paragraph" style:parent-style-name="Standard" style:list-style-name="L6">
      <style:text-properties fo:font-size="16pt" fo:font-style="normal" officeooo:rsid="000c6a90" officeooo:paragraph-rsid="000c6a90" style:font-size-asian="16pt" style:font-style-asian="normal" style:font-size-complex="16pt" style:font-style-complex="normal"/>
    </style:style>
    <style:style style:name="P79" style:family="paragraph" style:parent-style-name="Standard" style:list-style-name="L7">
      <style:text-properties fo:font-size="16pt" fo:font-style="normal" officeooo:rsid="000c6a90" officeooo:paragraph-rsid="000c6a90" style:font-size-asian="16pt" style:font-style-asian="normal" style:font-size-complex="16pt" style:font-style-complex="normal"/>
    </style:style>
    <style:style style:name="P80" style:family="paragraph" style:parent-style-name="Standard" style:list-style-name="L7">
      <style:text-properties fo:font-size="16pt" fo:font-style="normal" officeooo:rsid="000c6a90" officeooo:paragraph-rsid="001b8452" style:font-size-asian="16pt" style:font-style-asian="normal" style:font-size-complex="16pt" style:font-style-complex="normal"/>
    </style:style>
    <style:style style:name="P81" style:family="paragraph" style:parent-style-name="Standard" style:list-style-name="L8">
      <style:text-properties fo:font-size="16pt" fo:font-style="normal" officeooo:rsid="000d5995" officeooo:paragraph-rsid="000d5995" style:font-size-asian="16pt" style:font-style-asian="normal" style:font-size-complex="16pt" style:font-style-complex="normal"/>
    </style:style>
    <style:style style:name="P82" style:family="paragraph" style:parent-style-name="Standard" style:list-style-name="L9">
      <style:text-properties fo:font-size="16pt" fo:font-style="normal" officeooo:rsid="000d5995" officeooo:paragraph-rsid="000d5995" style:font-size-asian="16pt" style:font-style-asian="normal" style:font-size-complex="16pt" style:font-style-complex="normal"/>
    </style:style>
    <style:style style:name="P83" style:family="paragraph" style:parent-style-name="Standard" style:list-style-name="L10">
      <style:text-properties fo:font-size="16pt" fo:font-style="normal" officeooo:rsid="000d9f0a" officeooo:paragraph-rsid="000d9f0a" style:font-size-asian="16pt" style:font-style-asian="normal" style:font-size-complex="16pt" style:font-style-complex="normal"/>
    </style:style>
    <style:style style:name="P84" style:family="paragraph" style:parent-style-name="Standard" style:list-style-name="L12">
      <style:text-properties fo:font-size="16pt" fo:font-style="normal" officeooo:rsid="000d9f0a" officeooo:paragraph-rsid="000de943" style:font-size-asian="16pt" style:font-style-asian="normal" style:font-size-complex="16pt" style:font-style-complex="normal"/>
    </style:style>
    <style:style style:name="P85" style:family="paragraph" style:parent-style-name="Standard" style:list-style-name="L13">
      <style:text-properties fo:font-size="16pt" fo:font-style="normal" officeooo:rsid="000de943" officeooo:paragraph-rsid="000de943" style:font-size-asian="16pt" style:font-style-asian="normal" style:font-size-complex="16pt" style:font-style-complex="normal"/>
    </style:style>
    <style:style style:name="P86" style:family="paragraph" style:parent-style-name="Standard" style:list-style-name="L14">
      <style:text-properties fo:font-size="16pt" fo:font-style="normal" officeooo:rsid="000de943" officeooo:paragraph-rsid="000de943" style:font-size-asian="16pt" style:font-style-asian="normal" style:font-size-complex="16pt" style:font-style-complex="normal"/>
    </style:style>
    <style:style style:name="P87" style:family="paragraph" style:parent-style-name="Standard" style:list-style-name="L15">
      <style:text-properties fo:font-size="16pt" fo:font-style="normal" officeooo:rsid="000de943" officeooo:paragraph-rsid="000de943" style:font-size-asian="16pt" style:font-style-asian="normal" style:font-size-complex="16pt" style:font-style-complex="normal"/>
    </style:style>
    <style:style style:name="P88" style:family="paragraph" style:parent-style-name="Standard" style:list-style-name="L16">
      <style:text-properties fo:font-size="16pt" fo:font-style="normal" officeooo:rsid="000de943" officeooo:paragraph-rsid="000de943" style:font-size-asian="16pt" style:font-style-asian="normal" style:font-size-complex="16pt" style:font-style-complex="normal"/>
    </style:style>
    <style:style style:name="P89" style:family="paragraph" style:parent-style-name="Standard" style:list-style-name="L16">
      <style:text-properties fo:font-size="16pt" fo:font-style="normal" officeooo:rsid="000e76a6" officeooo:paragraph-rsid="000e76a6" style:font-size-asian="16pt" style:font-style-asian="normal" style:font-size-complex="16pt" style:font-style-complex="normal"/>
    </style:style>
    <style:style style:name="P90" style:family="paragraph" style:parent-style-name="Standard" style:list-style-name="L17">
      <style:text-properties fo:font-size="16pt" fo:font-style="normal" officeooo:rsid="000e76a6" officeooo:paragraph-rsid="000e76a6" style:font-size-asian="16pt" style:font-style-asian="normal" style:font-size-complex="16pt" style:font-style-complex="normal"/>
    </style:style>
    <style:style style:name="P91" style:family="paragraph" style:parent-style-name="Standard">
      <style:text-properties fo:font-size="16pt" fo:font-style="normal" fo:font-weight="bold" officeooo:rsid="000d9f0a" officeooo:paragraph-rsid="000d9f0a" style:font-size-asian="16pt" style:font-style-asian="normal" style:font-weight-asian="bold" style:font-size-complex="16pt" style:font-style-complex="normal" style:font-weight-complex="bold"/>
    </style:style>
    <style:style style:name="P92" style:family="paragraph" style:parent-style-name="Standard" style:list-style-name="L17">
      <style:text-properties fo:font-size="16pt" fo:font-style="normal" fo:font-weight="normal" officeooo:rsid="000e76a6" officeooo:paragraph-rsid="000e76a6" style:font-size-asian="16pt" style:font-style-asian="normal" style:font-weight-asian="normal" style:font-size-complex="16pt" style:font-style-complex="normal" style:font-weight-complex="normal"/>
    </style:style>
    <style:style style:name="P93" style:family="paragraph" style:parent-style-name="Standard" style:list-style-name="L18">
      <style:text-properties fo:font-size="16pt" fo:font-style="normal" fo:font-weight="normal" officeooo:rsid="000e9987" officeooo:paragraph-rsid="000e9987" style:font-size-asian="16pt" style:font-style-asian="normal" style:font-weight-asian="normal" style:font-size-complex="16pt" style:font-style-complex="normal" style:font-weight-complex="normal"/>
    </style:style>
    <style:style style:name="P94" style:family="paragraph" style:parent-style-name="Standard" style:list-style-name="L27">
      <style:text-properties style:font-name="Liberation Serif" fo:font-size="16pt" officeooo:rsid="001656ca" officeooo:paragraph-rsid="001656ca" style:font-size-asian="16pt" style:font-size-complex="16pt"/>
    </style:style>
    <style:style style:name="P95" style:family="paragraph" style:parent-style-name="Standard" style:list-style-name="L29">
      <style:text-properties style:font-name="Liberation Serif" fo:font-size="16pt" officeooo:rsid="00191300" officeooo:paragraph-rsid="00191300" style:font-size-asian="16pt" style:font-size-complex="16pt"/>
    </style:style>
    <style:style style:name="P96" style:family="paragraph" style:parent-style-name="Standard" style:list-style-name="L30">
      <style:text-properties style:font-name="Liberation Serif" fo:font-size="16pt" officeooo:rsid="00191300" officeooo:paragraph-rsid="00191300" style:font-size-asian="16pt" style:font-size-complex="16pt"/>
    </style:style>
    <style:style style:name="P97" style:family="paragraph" style:parent-style-name="Standard" style:list-style-name="L31">
      <style:text-properties style:font-name="Liberation Serif" fo:font-size="16pt" officeooo:rsid="00196021" officeooo:paragraph-rsid="00196021" style:font-size-asian="16pt" style:font-size-complex="16pt"/>
    </style:style>
    <style:style style:name="P98" style:family="paragraph" style:parent-style-name="Standard" style:list-style-name="L32">
      <style:text-properties style:font-name="Liberation Serif" fo:font-size="16pt" officeooo:rsid="00196021" officeooo:paragraph-rsid="00196021" style:font-size-asian="16pt" style:font-size-complex="16pt"/>
    </style:style>
    <style:style style:name="P99" style:family="paragraph" style:parent-style-name="Standard" style:list-style-name="L28" style:master-page-name="">
      <loext:graphic-properties draw:fill="none"/>
      <style:paragraph-properties fo:margin-left="0.5118in" fo:margin-right="-0.3154in" fo:text-indent="-0.2362in" style:auto-text-indent="false" style:page-number="auto" fo:background-color="transparent"/>
      <style:text-properties style:font-name="Liberation Serif" fo:font-size="16pt" fo:font-style="normal" officeooo:rsid="00191300" officeooo:paragraph-rsid="00191300" style:font-size-asian="16pt" style:font-style-asian="normal" style:font-size-complex="16pt" style:font-style-complex="normal"/>
    </style:style>
    <style:style style:name="P100" style:family="paragraph" style:parent-style-name="Standard" style:list-style-name="L28">
      <style:text-properties style:font-name="Liberation Serif" fo:font-size="16pt" fo:font-style="normal" officeooo:rsid="00191300" officeooo:paragraph-rsid="00191300" style:font-size-asian="16pt" style:font-style-asian="normal" style:font-size-complex="16pt" style:font-style-complex="normal"/>
    </style:style>
    <style:style style:name="P101" style:family="paragraph" style:parent-style-name="Standard">
      <style:text-properties fo:font-size="12pt" fo:font-weight="bold" officeooo:rsid="001a060e" officeooo:paragraph-rsid="001d4f8f" style:font-size-asian="12pt" style:font-weight-asian="bold" style:font-size-complex="12pt" style:font-weight-complex="bold"/>
    </style:style>
    <style:style style:name="P102" style:family="paragraph" style:parent-style-name="Standard">
      <style:text-properties fo:font-size="12pt" officeooo:rsid="001122c6" officeooo:paragraph-rsid="001d4f8f" style:font-size-asian="12pt" style:font-size-complex="12pt"/>
    </style:style>
    <style:style style:name="P103" style:family="paragraph" style:parent-style-name="Standard">
      <style:text-properties fo:font-size="12pt" officeooo:rsid="001a060e" officeooo:paragraph-rsid="001d4f8f" style:font-size-asian="12pt" style:font-size-complex="12pt"/>
    </style:style>
    <style:style style:name="P104" style:family="paragraph" style:parent-style-name="Standard">
      <style:paragraph-properties fo:text-align="center" style:justify-single-word="false"/>
      <style:text-properties fo:font-size="18pt" fo:font-style="normal" fo:font-weight="bold" officeooo:rsid="001a060e" officeooo:paragraph-rsid="001d4f8f" style:font-size-asian="18pt" style:font-style-asian="normal" style:font-weight-asian="bold" style:font-size-complex="18pt" style:font-style-complex="normal" style:font-weight-complex="bold"/>
    </style:style>
    <style:style style:name="P105" style:family="paragraph" style:parent-style-name="Standard">
      <style:text-properties fo:font-weight="bold" officeooo:paragraph-rsid="001d4f8f" style:font-weight-asian="bold" style:font-weight-complex="bold"/>
    </style:style>
    <style:style style:name="P106" style:family="paragraph" style:parent-style-name="Text_20_body" style:list-style-name="L11">
      <style:paragraph-properties fo:margin-top="0in" fo:margin-bottom="0in" style:contextual-spacing="false" fo:text-indent="0in" style:auto-text-indent="false"/>
    </style:style>
    <style:style style:name="P107" style:family="paragraph" style:parent-style-name="Text_20_body" style:list-style-name="L11">
      <style:paragraph-properties fo:text-indent="0in" style:auto-text-indent="false"/>
    </style:style>
    <style:style style:name="P108" style:family="paragraph" style:parent-style-name="Text_20_body" style:list-style-name="L19">
      <style:paragraph-properties fo:margin-left="0in" fo:margin-right="0in" fo:text-indent="0in" style:auto-text-indent="false"/>
      <style:text-properties officeooo:paragraph-rsid="00198899"/>
    </style:style>
    <style:style style:name="P109" style:family="paragraph" style:parent-style-name="Text_20_body" style:list-style-name="L20">
      <style:paragraph-properties fo:margin-left="0in" fo:margin-right="0in" fo:text-indent="0in" style:auto-text-indent="false"/>
    </style:style>
    <style:style style:name="P110" style:family="paragraph" style:parent-style-name="Text_20_body" style:list-style-name="L21">
      <style:paragraph-properties fo:margin-left="0in" fo:margin-right="0in" fo:text-indent="0in" style:auto-text-indent="false"/>
    </style:style>
    <style:style style:name="P111" style:family="paragraph" style:parent-style-name="Text_20_body">
      <style:text-properties fo:font-variant="normal" fo:text-transform="none" fo:color="#000000" loext:opacity="100%" style:font-name="Liberation Serif" fo:font-size="16pt" fo:letter-spacing="normal" fo:font-style="normal" fo:font-weight="normal" officeooo:rsid="001063f2" officeooo:paragraph-rsid="001063f2" style:font-size-asian="16pt" style:font-size-complex="16pt"/>
    </style:style>
    <style:style style:name="P112" style:family="paragraph" style:parent-style-name="Text_20_body" style:list-style-name="L22">
      <style:text-properties fo:font-variant="normal" fo:text-transform="none" fo:color="#000000" loext:opacity="100%" style:font-name="Liberation Serif" fo:font-size="16pt" fo:letter-spacing="normal" fo:font-style="normal" fo:font-weight="normal" officeooo:rsid="00135ebf" officeooo:paragraph-rsid="00135ebf" style:font-size-asian="16pt" style:font-size-complex="16pt"/>
    </style:style>
    <style:style style:name="P113" style:family="paragraph" style:parent-style-name="Text_20_body" style:list-style-name="L26">
      <style:text-properties fo:font-variant="normal" fo:text-transform="none" fo:color="#000000" loext:opacity="100%" style:font-name="Liberation Serif" fo:font-size="16pt" fo:letter-spacing="normal" fo:font-style="normal" fo:font-weight="normal" officeooo:rsid="001656ca" officeooo:paragraph-rsid="001656ca" style:font-size-asian="16pt" style:font-weight-asian="normal" style:font-size-complex="16pt" style:font-weight-complex="normal"/>
    </style:style>
    <style:style style:name="P114" style:family="paragraph" style:parent-style-name="Text_20_body" style:list-style-name="L24">
      <style:text-properties fo:font-variant="normal" fo:text-transform="none" fo:color="#000000" loext:opacity="100%" style:font-name="Liberation Serif" fo:font-size="16pt" fo:letter-spacing="normal" fo:font-style="normal" fo:font-weight="bold" officeooo:rsid="00151e8b" officeooo:paragraph-rsid="00151e8b" style:font-size-asian="16pt" style:font-weight-asian="bold" style:font-size-complex="16pt" style:font-weight-complex="bold"/>
    </style:style>
    <style:style style:name="P115" style:family="paragraph" style:parent-style-name="Text_20_body" style:list-style-name="L25">
      <style:text-properties fo:font-variant="normal" fo:text-transform="none" fo:color="#000000" loext:opacity="100%" style:font-name="Liberation Serif" fo:font-size="16pt" fo:letter-spacing="normal" fo:font-style="italic" fo:font-weight="normal" officeooo:rsid="00151e8b" officeooo:paragraph-rsid="00151e8b" style:font-size-asian="16pt" style:font-style-asian="italic" style:font-weight-asian="normal" style:font-size-complex="16pt" style:font-style-complex="italic" style:font-weight-complex="normal"/>
    </style:style>
    <style:style style:name="P116" style:family="paragraph" style:parent-style-name="Text_20_body" style:list-style-name="L22">
      <style:text-properties style:font-name="Liberation Serif" fo:font-size="16pt" officeooo:rsid="00135ebf" officeooo:paragraph-rsid="00135ebf" style:font-size-asian="16pt" style:font-size-complex="16pt"/>
    </style:style>
    <style:style style:name="P117" style:family="paragraph" style:parent-style-name="Text_20_body" style:list-style-name="L23">
      <style:text-properties style:font-name="Liberation Serif" fo:font-size="16pt" officeooo:rsid="00151e8b" officeooo:paragraph-rsid="00151e8b" style:font-size-asian="16pt" style:font-size-complex="16pt"/>
    </style:style>
    <style:style style:name="P118" style:family="paragraph" style:parent-style-name="Text_20_body" style:list-style-name="L23">
      <style:text-properties style:font-name="Liberation Serif" fo:font-size="16pt" fo:font-weight="normal" officeooo:rsid="00151e8b" officeooo:paragraph-rsid="00151e8b" style:font-size-asian="16pt" style:font-weight-asian="normal" style:font-size-complex="16pt" style:font-weight-complex="normal"/>
    </style:style>
    <style:style style:name="P119" style:family="paragraph">
      <loext:graphic-properties draw:fill-color="#000000"/>
      <style:paragraph-properties fo:text-align="center"/>
    </style:style>
    <style:style style:name="T1" style:family="text">
      <style:text-properties officeooo:rsid="000aa31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0c6a90"/>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656ca" style:font-weight-asian="normal" style:font-weight-complex="normal"/>
    </style:style>
    <style:style style:name="T9" style:family="text">
      <style:text-properties fo:font-variant="normal" fo:text-transform="none" fo:color="#000000" loext:opacity="100%" fo:letter-spacing="normal"/>
    </style:style>
    <style:style style:name="T10" style:family="text">
      <style:text-properties fo:font-variant="normal" fo:text-transform="none" fo:color="#000000" loext:opacity="100%" fo:letter-spacing="normal" fo:font-style="normal" fo:font-weight="normal"/>
    </style:style>
    <style:style style:name="T11" style:family="text">
      <style:text-properties fo:font-variant="normal" fo:text-transform="none" fo:color="#000000" loext:opacity="100%" fo:letter-spacing="normal" fo:font-weight="normal" style:font-weight-asian="normal" style:font-weight-complex="normal"/>
    </style:style>
    <style:style style:name="T12" style:family="text">
      <style:text-properties fo:font-variant="normal" fo:text-transform="none" fo:color="#000000" loext:opacity="100%" fo:letter-spacing="normal" fo:font-style="italic" style:font-style-asian="italic" style:font-style-complex="italic"/>
    </style:style>
    <style:style style:name="T13" style:family="text">
      <style:text-properties fo:font-variant="normal" fo:text-transform="none" fo:color="#000000" loext:opacity="100%" fo:letter-spacing="normal" fo:font-style="italic" officeooo:rsid="00151e8b" style:font-style-asian="italic" style:font-style-complex="italic"/>
    </style:style>
    <style:style style:name="T14" style:family="text">
      <style:text-properties fo:font-variant="normal" fo:text-transform="none" fo:color="#000000" loext:opacity="100%" style:font-name="Liberation Serif" fo:font-size="16pt" fo:letter-spacing="normal" fo:font-weight="normal" style:font-size-asian="16pt" style:font-size-complex="16pt"/>
    </style:style>
    <style:style style:name="T15" style:family="text">
      <style:text-properties fo:font-variant="normal" fo:text-transform="none" fo:color="#000000" loext:opacity="100%" style:font-name="Liberation Serif" fo:font-size="16pt" fo:letter-spacing="normal" fo:font-weight="normal" style:font-size-asian="16pt" style:font-weight-asian="normal" style:font-size-complex="16pt" style:font-weight-complex="normal"/>
    </style:style>
    <style:style style:name="T16" style:family="text">
      <style:text-properties fo:font-variant="normal" fo:text-transform="none" fo:color="#000000" loext:opacity="100%" style:font-name="Liberation Serif" fo:font-size="16pt" fo:letter-spacing="normal" fo:font-style="normal" fo:font-weight="normal" style:font-size-asian="16pt" style:font-size-complex="16pt"/>
    </style:style>
    <style:style style:name="T17" style:family="text">
      <style:text-properties fo:font-variant="normal" fo:text-transform="none" fo:color="#000000" loext:opacity="100%" style:font-name="Liberation Serif" fo:font-size="16pt" fo:letter-spacing="normal" fo:font-style="normal" fo:font-weight="normal" officeooo:rsid="000e9987"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font-name="Liberation Serif" fo:font-size="16pt" fo:letter-spacing="normal" fo:font-style="normal" fo:font-weight="normal" officeooo:rsid="000ebd85"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fo:font-size="16pt" fo:letter-spacing="normal" fo:font-style="normal" fo:font-weight="normal" style:font-size-asian="16pt" style:font-size-complex="16pt"/>
    </style:style>
    <style:style style:name="T20" style:family="text">
      <style:text-properties fo:font-variant="normal" fo:text-transform="none" fo:color="#000000" loext:opacity="100%" fo:font-size="16pt" fo:letter-spacing="normal" fo:font-style="normal" fo:font-weight="bold" officeooo:rsid="000d9f0a" style:font-size-asian="16pt" style:font-style-asian="normal" style:font-weight-asian="bold" style:font-size-complex="16pt" style:font-style-complex="normal" style:font-weight-complex="bold"/>
    </style:style>
    <style:style style:name="T21" style:family="text">
      <style:text-properties fo:font-variant="normal" fo:text-transform="none" fo:color="#000000" loext:opacity="100%" fo:font-size="16pt" fo:letter-spacing="normal" fo:font-style="normal" fo:font-weight="bold" style:font-size-asian="16pt" style:font-weight-asian="bold" style:font-size-complex="16pt" style:font-weight-complex="bold"/>
    </style:style>
    <style:style style:name="T22" style:family="text">
      <style:text-properties fo:font-variant="normal" fo:text-transform="none" fo:color="#000000" loext:opacity="100%" fo:font-size="16pt" fo:letter-spacing="normal" fo:font-style="italic" fo:font-weight="normal" style:font-size-asian="16pt" style:font-style-asian="italic" style:font-size-complex="16pt" style:font-style-complex="italic"/>
    </style:style>
    <style:style style:name="T23" style:family="text">
      <style:text-properties fo:font-variant="normal" fo:text-transform="none" fo:color="#000000" loext:opacity="100%" fo:font-size="16pt" fo:letter-spacing="normal" style:font-size-asian="16pt" style:font-size-complex="16pt"/>
    </style:style>
    <style:style style:name="T24" style:family="text">
      <style:text-properties fo:font-weight="bold" style:font-weight-asian="bold" style:font-weight-complex="bold"/>
    </style:style>
    <style:style style:name="T25" style:family="text">
      <style:text-properties style:font-name="Liberation Serif" fo:font-size="16pt" style:font-size-asian="16pt" style:font-size-complex="16pt"/>
    </style:style>
    <style:style style:name="T26" style:family="text">
      <style:text-properties style:font-name="Liberation Serif" fo:font-size="16pt" officeooo:rsid="00135ebf" style:font-size-asian="16pt" style:font-size-complex="16pt"/>
    </style:style>
    <style:style style:name="T27" style:family="text">
      <style:text-properties style:font-name="Liberation Serif" fo:font-size="16pt" officeooo:rsid="00191300" style:font-size-asian="16pt" style:font-size-complex="16pt"/>
    </style:style>
    <style:style style:name="T28" style:family="text">
      <style:text-properties style:font-name="Liberation Serif" fo:font-size="16pt" officeooo:rsid="00196021" style:font-size-asian="16pt" style:font-size-complex="16pt"/>
    </style:style>
    <style:style style:name="T29" style:family="text">
      <style:text-properties officeooo:rsid="00198899"/>
    </style:style>
    <style:style style:name="T30" style:family="text">
      <style:text-properties fo:font-size="12pt" officeooo:rsid="001a060e" style:font-size-asian="12pt" style:font-size-complex="12pt"/>
    </style:style>
    <style:style style:name="Sect1" style:family="section">
      <style:section-properties text:dont-balance-text-columns="false" style:editable="false">
        <style:columns fo:column-count="2" fo:column-gap="0.1957in">
          <style:column style:rel-width="32767*" fo:start-indent="0in" fo:end-indent="0.0976in"/>
          <style:column style:rel-width="32768*" fo:start-indent="0.0976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3" fo:column-gap="0.1957in">
          <style:column style:rel-width="21845*" fo:start-indent="0in" fo:end-indent="0.0976in"/>
          <style:column style:rel-width="21845*" fo:start-indent="0.0976in" fo:end-indent="0.0976in"/>
          <style:column style:rel-width="21845*" fo:start-indent="0.0976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draw:fill-color="#000000"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Week- 1 Understanding Document</text:p>
      <text:p text:style-name="P101"/>
      <text:p text:style-name="P101">Name- Siddhartha Mukherjee</text:p>
      <text:p text:style-name="P103"><text:span text:style-name="T24">Email- </text:span><text:a xlink:type="simple" xlink:href="mailto:21052365@kiit.ac.in" text:style-name="Internet_20_link" text:visited-style-name="Visited_20_Internet_20_Link"><text:span text:style-name="T24">21052365@kiit.ac.in</text:span></text:a></text:p>
      <text:p text:style-name="P105"><text:span text:style-name="T30">Superset ID- </text:span>4957805</text:p>
      <text:p text:style-name="P105"><draw:line text:anchor-type="paragraph" draw:z-index="0" draw:name="Line 1" draw:style-name="gr1" draw:text-style-name="P119" svg:x1="-0.0236in" svg:y1="0.1382in" svg:x2="7.4335in" svg:y2="0.1382in"><text:p/></draw:line></text:p>
      <text:p text:style-name="P102"/>
      <text:p text:style-name="P54">What is ServiceNow?</text:p>
      <text:p text:style-name="P54"/>
      <text:p text:style-name="P37">ServiceNow is an application platform as a service which provides services to enterprises over the cloud and allows employees to work how they want to and not how the software dictates them tp work. </text:p>
      <text:p text:style-name="P37">It delivers products and services which provides a digital workflow to an organisation and helps in,</text:p>
      <text:p text:style-name="P37"/>
      <text:list text:style-name="L1">
        <text:list-item>
          <text:p text:style-name="P70">Service Management</text:p>
        </text:list-item>
        <text:list-item>
          <text:p text:style-name="P70">Human Resource Management</text:p>
        </text:list-item>
        <text:list-item>
          <text:p text:style-name="P70">Financial Service Management</text:p>
        </text:list-item>
      </text:list>
      <text:p text:style-name="P37"/>
      <text:p text:style-name="P54">Types of Releases in ServiceNow?</text:p>
      <text:p text:style-name="P37"><text:span text:style-name="T24"/></text:p>
      <text:list text:style-name="L2">
        <text:list-item>
          <text:p text:style-name="P71">Feature Release</text:p>
        </text:list-item>
        <text:list-item>
          <text:p text:style-name="P71">Patch Release</text:p>
        </text:list-item>
        <text:list-item>
          <text:p text:style-name="P71">Hot Fix</text:p>
        </text:list-item>
      </text:list>
      <text:p text:style-name="P37"/>
      <text:p text:style-name="P54">State the differences between List View and Form View?</text:p>
      <text:p text:style-name="P37"/>
      <table:table table:name="Table1" table:style-name="Table1">
        <table:table-column table:style-name="Table1.A"/>
        <table:table-column table:style-name="Table1.B"/>
        <table:table-row table:style-name="Table1.1">
          <table:table-cell table:style-name="Table1.A1" office:value-type="string">
            <text:p text:style-name="P55">List View</text:p>
          </table:table-cell>
          <table:table-cell table:style-name="Table1.B1" office:value-type="string">
            <text:p text:style-name="P55">Form View</text:p>
          </table:table-cell>
        </table:table-row>
        <table:table-row table:style-name="Table1.2">
          <table:table-cell table:style-name="Table1.A2" office:value-type="string">
            <text:p text:style-name="P40">&lt;incident.list&gt;</text:p>
          </table:table-cell>
          <table:table-cell table:style-name="Table1.B2" office:value-type="string">
            <text:p text:style-name="P38">&lt;<text:span text:style-name="T1">incident.do&gt;</text:span></text:p>
          </table:table-cell>
        </table:table-row>
        <table:table-row>
          <table:table-cell table:style-name="Table1.A2" office:value-type="string">
            <text:p text:style-name="P38">Multiple Records per page.</text:p>
          </table:table-cell>
          <table:table-cell table:style-name="Table1.B2" office:value-type="string">
            <text:p text:style-name="P38">One record per page.</text:p>
          </table:table-cell>
        </table:table-row>
        <table:table-row>
          <table:table-cell table:style-name="Table1.A2" office:value-type="string">
            <text:p text:style-name="P38">Limited Fields</text:p>
          </table:table-cell>
          <table:table-cell table:style-name="Table1.B2" office:value-type="string">
            <text:p text:style-name="P38">More Fields</text:p>
          </table:table-cell>
        </table:table-row>
        <table:table-row>
          <table:table-cell table:style-name="Table1.A2" office:value-type="string">
            <text:p text:style-name="P38">Limited Control</text:p>
          </table:table-cell>
          <table:table-cell table:style-name="Table1.B2" office:value-type="string">
            <text:p text:style-name="P38">More Control</text:p>
          </table:table-cell>
        </table:table-row>
      </table:table>
      <text:p text:style-name="P37"/>
      <text:p text:style-name="P56">Wildcard Search Tips?</text:p>
      <text:p text:style-name="P39"/>
      <text:p text:style-name="P39">*(term) --&gt; Gives all the entries which contains term</text:p>
      <text:p text:style-name="P39">!*(term) --&gt; Gives all the entries which dosenot contain term</text:p>
      <text:p text:style-name="P39">=(term) --&gt; Equality</text:p>
      <text:p text:style-name="P39">!=(term) --&gt; Not Equal</text:p>
      <text:p text:style-name="P39">(term)% --&gt; Starts with term</text:p>
      <text:p text:style-name="P39"><text:soft-page-break/>%(term) --&gt; Ends with term</text:p>
      <text:p text:style-name="P39"/>
      <text:p text:style-name="P39"/>
      <text:p text:style-name="P39"/>
      <text:p text:style-name="P39"/>
      <text:p text:style-name="P39"/>
      <text:p text:style-name="P56">Client Side Customization <text:span text:style-name="T5">and Server Side Customization</text:span></text:p>
      <text:p text:style-name="P39"><text:s/></text:p>
      <text:p text:style-name="P56">UI Policy</text:p>
      <text:list text:style-name="L3">
        <text:list-item>
          <text:p text:style-name="P72">Runs on <text:span text:style-name="T4">client</text:span> side.</text:p>
        </text:list-item>
        <text:list-item>
          <text:p text:style-name="P73">Works in Form</text:p>
        </text:list-item>
        <text:list-item>
          <text:p text:style-name="P73">No Coding Required</text:p>
        </text:list-item>
        <text:list-item>
          <text:p text:style-name="P73">Used to make a field as mandatory, visible, hidden or read-only.</text:p>
        </text:list-item>
      </text:list>
      <text:p text:style-name="P39"/>
      <text:p text:style-name="P56">UI Action</text:p>
      <text:list text:style-name="L4">
        <text:list-item>
          <text:p text:style-name="P74">Runs on <text:span text:style-name="T6">client side and server side</text:span>.</text:p>
        </text:list-item>
        <text:list-item>
          <text:p text:style-name="P74">Allows us to add additional functionality to our forms by allowing us to add buttons, menu items to our form.</text:p>
        </text:list-item>
      </text:list>
      <text:p text:style-name="P39"/>
      <text:p text:style-name="P56">Business Rule</text:p>
      <text:list text:style-name="L5">
        <text:list-item>
          <text:p text:style-name="P75">Runs on <text:span text:style-name="T4">server side</text:span>.</text:p>
        </text:list-item>
        <text:list-item>
          <text:p text:style-name="P75">It runs when a record is inserted, read, updated or deleted.</text:p>
        </text:list-item>
        <text:list-item>
          <text:p text:style-name="P75">Business rules are listed in <text:span text:style-name="T2">sys_script </text:span><text:span text:style-name="T3">table.</text:span></text:p>
        </text:list-item>
        <text:list-item>
          <text:p text:style-name="P77">Types of business rules,</text:p>
          <text:list>
            <text:list-item>
              <text:p text:style-name="P77">Based on when to run,</text:p>
            </text:list-item>
          </text:list>
        </text:list-item>
      </text:list>
      <text:section text:style-name="Sect1" text:name="Section1">
        <text:list text:continue-numbering="true" text:style-name="L5">
          <text:list-item>
            <text:list>
              <text:list-item>
                <text:list>
                  <text:list-item>
                    <text:p text:style-name="P77">Before</text:p>
                  </text:list-item>
                  <text:list-item>
                    <text:p text:style-name="P77">After</text:p>
                  </text:list-item>
                  <text:list-item>
                    <text:p text:style-name="P77">Display</text:p>
                  </text:list-item>
                  <text:list-item>
                    <text:p text:style-name="P77">Async</text:p>
                  </text:list-item>
                </text:list>
              </text:list-item>
            </text:list>
          </text:list-item>
        </text:list>
      </text:section>
      <text:list text:continue-numbering="true" text:style-name="L5">
        <text:list-item>
          <text:list>
            <text:list-item>
              <text:p text:style-name="P77">Operations when to perform,</text:p>
            </text:list-item>
          </text:list>
        </text:list-item>
      </text:list>
      <text:section text:style-name="Sect1" text:name="Section2">
        <text:list text:continue-numbering="true" text:style-name="L5">
          <text:list-item>
            <text:list>
              <text:list-item>
                <text:list>
                  <text:list-item>
                    <text:p text:style-name="P77">Insert</text:p>
                  </text:list-item>
                  <text:list-item>
                    <text:p text:style-name="P77">Query</text:p>
                  </text:list-item>
                  <text:list-item>
                    <text:p text:style-name="P77">Update</text:p>
                  </text:list-item>
                  <text:list-item>
                    <text:p text:style-name="P77">Delete</text:p>
                  </text:list-item>
                </text:list>
              </text:list-item>
            </text:list>
          </text:list-item>
        </text:list>
      </text:section>
      <text:list text:continue-numbering="true" text:style-name="L5">
        <text:list-item>
          <text:list>
            <text:list-item>
              <text:list>
                <text:list-header>
                  <text:p text:style-name="P75"><text:span text:style-name="T3"/></text:p>
                </text:list-header>
              </text:list>
            </text:list-item>
          </text:list>
        </text:list-item>
      </text:list>
      <text:p text:style-name="P49">Client Script</text:p>
      <text:list text:style-name="L6">
        <text:list-item>
          <text:p text:style-name="P76"><text:span text:style-name="T3">Runs on the </text:span><text:span text:style-name="T4">client side</text:span><text:span text:style-name="T3">.</text:span></text:p>
        </text:list-item>
        <text:list-item>
          <text:p text:style-name="P78">Generally works on the form view but can also be implemented to list view.</text:p>
        </text:list-item>
        <text:list-item>
          <text:p text:style-name="P78">Types of Client Scipts,</text:p>
        </text:list-item>
      </text:list>
      <text:section text:style-name="Sect1" text:name="Section3">
        <text:list text:continue-numbering="true" text:style-name="L6">
          <text:list-item>
            <text:list>
              <text:list-item>
                <text:p text:style-name="P78">onLoad()</text:p>
              </text:list-item>
              <text:list-item>
                <text:p text:style-name="P78">onSubmit()</text:p>
              </text:list-item>
              <text:list-item>
                <text:p text:style-name="P78">onCellEdit()</text:p>
              </text:list-item>
              <text:list-item>
                <text:p text:style-name="P78">onChanges()</text:p>
              </text:list-item>
            </text:list>
          </text:list-item>
        </text:list>
      </text:section>
      <text:p text:style-name="P41"/>
      <text:p text:style-name="P49">Data Policy</text:p>
      <text:list text:style-name="L7">
        <text:list-item>
          <text:p text:style-name="P79">Runs in the backend or the server side.</text:p>
        </text:list-item>
        <text:list-item>
          <text:p text:style-name="P80">Used to make fields mandatory or read only. </text:p>
        </text:list-item>
        <text:list-item>
          <text:p text:style-name="P80"><text:soft-page-break/>Also known as UI Policy of server side.</text:p>
        </text:list-item>
      </text:list>
      <text:p text:style-name="P42"/>
      <text:p text:style-name="P42"/>
      <text:p text:style-name="P42"/>
      <text:p text:style-name="P42"/>
      <text:p text:style-name="P42"/>
      <text:p text:style-name="P43"><text:span text:style-name="T24">Update Set</text:span></text:p>
      <text:p text:style-name="P43">Set of confoguration changes that can be moved from one instance to another.</text:p>
      <text:p text:style-name="P43">Items we can capture,</text:p>
      <text:list text:style-name="L8">
        <text:list-item>
          <text:p text:style-name="P81">UI Action</text:p>
        </text:list-item>
        <text:list-item>
          <text:p text:style-name="P81">UI Policy</text:p>
        </text:list-item>
        <text:list-item>
          <text:p text:style-name="P81">Business Rules</text:p>
        </text:list-item>
        <text:list-item>
          <text:p text:style-name="P81">Client Scripts</text:p>
        </text:list-item>
      </text:list>
      <text:p text:style-name="P43"/>
      <text:p text:style-name="P43">Items we cannot capture,</text:p>
      <text:list text:style-name="L9">
        <text:list-item>
          <text:p text:style-name="P82">Records</text:p>
        </text:list-item>
        <text:list-item>
          <text:p text:style-name="P82">Users</text:p>
        </text:list-item>
        <text:list-item>
          <text:p text:style-name="P82">Groups</text:p>
        </text:list-item>
        <text:list-item>
          <text:p text:style-name="P82">CMDB Records</text:p>
        </text:list-item>
        <text:list-item>
          <text:p text:style-name="P82">System Properties</text:p>
        </text:list-item>
      </text:list>
      <text:p text:style-name="P43"/>
      <text:p text:style-name="P91">Tables</text:p>
      <text:list text:style-name="L10">
        <text:list-item>
          <text:p text:style-name="P83">It is a place where the records are stored.</text:p>
        </text:list-item>
        <text:list-item>
          <text:p text:style-name="P83">It has rows and columns.</text:p>
        </text:list-item>
        <text:list-item>
          <text:p text:style-name="P83">Row is known as record and column is known as field.</text:p>
        </text:list-item>
        <text:list-item>
          <text:p text:style-name="P83">Field can have different data types.</text:p>
        </text:list-item>
      </text:list>
      <text:p text:style-name="P44"/>
      <text:h text:style-name="P1" text:outline-level="3"><text:span text:style-name="Strong_20_Emphasis"><text:span text:style-name="T20">Data Dictionary Table:</text:span></text:span></text:h>
      <text:h text:style-name="P67" text:outline-level="3">A central place containing detailed information about tables in ServiceNow.</text:h>
      <text:h text:style-name="P1" text:outline-level="3"><text:span text:style-name="Strong_20_Emphasis"><text:span text:style-name="T21">Key Tables:</text:span></text:span></text:h>
      <text:list text:style-name="L11">
        <text:list-item>
          <text:list>
            <text:list-item>
              <text:p text:style-name="P106"><text:span text:style-name="Strong_20_Emphasis"><text:span text:style-name="T22">sys_db_object</text:span></text:span><text:span text:style-name="Strong_20_Emphasis"><text:span text:style-name="T19">:</text:span></text:span><text:span text:style-name="T19"> Stores all ServiceNow tables.</text:span></text:p>
            </text:list-item>
            <text:list-item>
              <text:p text:style-name="P106"><text:span text:style-name="Strong_20_Emphasis"><text:span text:style-name="T22">sys_dictionary:</text:span></text:span><text:span text:style-name="T19"> Stores information about fields in each table.</text:span></text:p>
            </text:list-item>
            <text:list-item>
              <text:p text:style-name="P107"><text:span text:style-name="Strong_20_Emphasis"><text:span text:style-name="T22">sys_documentation</text:span></text:span><text:span text:style-name="Strong_20_Emphasis"><text:span text:style-name="T19">:</text:span></text:span><text:span text:style-name="T19"> Stores field labels and descriptions for tables.</text:span></text:p>
            </text:list-item>
          </text:list>
        </text:list-item>
      </text:list>
      <text:p text:style-name="P50">Table Relationship</text:p>
      <text:p text:style-name="P45"/>
      <text:list text:style-name="L12">
        <text:list-item>
          <text:p text:style-name="P84"><text:span text:style-name="T24">One to Many-</text:span> One field of a table is referencing other table.</text:p>
        </text:list-item>
        <text:list-item>
          <text:p text:style-name="P84"><text:span text:style-name="T24">Many to Many-</text:span> Two or more table are related to one another.</text:p>
        </text:list-item>
        <text:list-item>
          <text:p text:style-name="P84"><text:span text:style-name="T24">Extended- </text:span>One or more table can be extented from another table.</text:p>
        </text:list-item>
      </text:list>
      <text:p text:style-name="P45"><text:soft-page-break/></text:p>
      <text:p text:style-name="P51"><text:span text:style-name="T29">Types of </text:span>Table <text:span text:style-name="T29">in ServiceNow</text:span></text:p>
      <text:p text:style-name="P46"><text:s/></text:p>
      <text:list text:style-name="L13">
        <text:list-item>
          <text:p text:style-name="P85"><text:span text:style-name="T24">Base Table- </text:span>The table which is not exteded from any other table.</text:p>
        </text:list-item>
        <text:list-item>
          <text:p text:style-name="P85"><text:span text:style-name="T24">Extended Table- </text:span>The table which is extended from another table.</text:p>
        </text:list-item>
        <text:list-item>
          <text:p text:style-name="P85"><text:span text:style-name="T24">Core Table- </text:span>Table created by ServiceNow.</text:p>
        </text:list-item>
        <text:list-item>
          <text:p text:style-name="P85"><text:span text:style-name="T24">Custom Table-</text:span> Table created by ServiceNow admin or ServiceNow developer.</text:p>
        </text:list-item>
      </text:list>
      <text:p text:style-name="P46"/>
      <text:p text:style-name="P51">User Administration in ServiceNow</text:p>
      <text:p text:style-name="P46"/>
      <text:p text:style-name="P46">1. <text:span text:style-name="T24">User -</text:span></text:p>
      <text:list text:style-name="L14">
        <text:list-item>
          <text:p text:style-name="P86">People having account in ServiceNow.</text:p>
        </text:list-item>
        <text:list-item>
          <text:p text:style-name="P86">They are a part of <text:span text:style-name="T2">sys_user </text:span>table.</text:p>
        </text:list-item>
        <text:list-item>
          <text:p text:style-name="P86">Can be part of specific groups.</text:p>
        </text:list-item>
        <text:list-item>
          <text:p text:style-name="P86">Can be assigned various roles.</text:p>
        </text:list-item>
      </text:list>
      <text:p text:style-name="P46"/>
      <text:p text:style-name="P46">2. <text:span text:style-name="T24">Groups -</text:span> </text:p>
      <text:list text:style-name="L15">
        <text:list-item>
          <text:p text:style-name="P87">Collection of user with has same role. </text:p>
        </text:list-item>
        <text:list-item>
          <text:p text:style-name="P87">Part of <text:span text:style-name="T2">sys_user­_group </text:span>table.</text:p>
        </text:list-item>
        <text:list-item>
          <text:p text:style-name="P87">Roles are assigned to various groups.</text:p>
        </text:list-item>
        <text:list-item>
          <text:p text:style-name="P87">Groups can be a part of parent group.</text:p>
          <text:p text:style-name="P87"/>
        </text:list-item>
      </text:list>
      <text:p text:style-name="P46">3. <text:span text:style-name="T24">Roles-</text:span></text:p>
      <text:list text:style-name="L16">
        <text:list-item>
          <text:p text:style-name="P88">Collection of permission to give certain amount to access to the users in ServiceNow.</text:p>
        </text:list-item>
        <text:list-item>
          <text:p text:style-name="P88">Part of <text:span text:style-name="T2">sys_user_role </text:span>table.</text:p>
        </text:list-item>
        <text:list-item>
          <text:p text:style-name="P88">Roles are assigned to a group.</text:p>
        </text:list-item>
        <text:list-item>
          <text:p text:style-name="P89">Role can be a collection of other roles as well.</text:p>
        </text:list-item>
      </text:list>
      <text:p text:style-name="P47"/>
      <text:p text:style-name="P52">Access Control List (ACL)</text:p>
      <text:p text:style-name="P47"/>
      <text:list text:style-name="L17">
        <text:list-item>
          <text:p text:style-name="P90">They determine upto how much an user can interact with a data in a table in ServiceNow.</text:p>
        </text:list-item>
        <text:list-item>
          <text:p text:style-name="P90">ACLs are a record in the <text:span text:style-name="T2">sys_security_acl </text:span><text:span text:style-name="T7">table.</text:span></text:p>
        </text:list-item>
        <text:list-item>
          <text:p text:style-name="P92">To create or manage ACL we need to elevate our role.</text:p>
        </text:list-item>
      </text:list>
      <text:p text:style-name="P47"><text:span text:style-name="T7"/></text:p>
      <text:p text:style-name="P53">ACL Flows in ServiceNow</text:p>
      <text:p text:style-name="P48"><text:span text:style-name="T7"/></text:p>
      <text:list text:style-name="L18">
        <text:list-item>
          <text:p text:style-name="P93">ACL are assigned to roles.</text:p>
        </text:list-item>
        <text:list-item>
          <text:p text:style-name="P93">Roles are assigned to groups.</text:p>
        </text:list-item>
        <text:list-item>
          <text:p text:style-name="P93"><text:soft-page-break/>Groups are assigned with users.</text:p>
        </text:list-item>
        <text:list-item>
          <text:p text:style-name="P93">ACLs can be directly assigned to users.</text:p>
        </text:list-item>
      </text:list>
      <text:p text:style-name="P48"><text:span text:style-name="T7"/></text:p>
      <text:p text:style-name="P48"><text:span text:style-name="T7"/></text:p>
      <text:p text:style-name="P48"><text:span text:style-name="T7"/></text:p>
      <text:p text:style-name="P48"><text:span text:style-name="T7"/></text:p>
      <text:p text:style-name="P10">Import Sets</text:p>
      <text:p text:style-name="P7"><text:span text:style-name="T7"/></text:p>
      <text:p text:style-name="P3"><text:span text:style-name="Strong_20_Emphasis"><text:span text:style-name="T14">Import Sets</text:span></text:span><text:span text:style-name="T15"> in ServiceNow are a powerful feature used to import data from external sources into ServiceNow tables. They allow you to bring data from a variety of formats (like CSV files, Excel sheets, XML, etc.) into ServiceNow, process it, and then map it to the appropriate tables in the system.</text:span></text:p>
      <text:p text:style-name="P7"><text:span text:style-name="T11"/></text:p>
      <text:p text:style-name="P4"><text:span text:style-name="Strong_20_Emphasis"><text:span text:style-name="T15">Data Source:</text:span></text:span></text:p>
      <text:list text:style-name="L19">
        <text:list-header>
          <text:p text:style-name="P108"><text:span text:style-name="T16">The data you import comes from a </text:span><text:span text:style-name="Strong_20_Emphasis"><text:span text:style-name="T16">Data Source</text:span></text:span><text:span text:style-name="T16">, which defines where the data originates. This could be a file (e.g., CSV, Excel), an LDAP server, a JDBC database, or even another ServiceNow instance.</text:span></text:p>
        </text:list-header>
      </text:list>
      <text:p text:style-name="P2"><text:span text:style-name="Strong_20_Emphasis"><text:span text:style-name="T18">I</text:span></text:span><text:span text:style-name="Strong_20_Emphasis"><text:span text:style-name="T17">mport Set Table:</text:span></text:span></text:p>
      <text:list text:style-name="L20">
        <text:list-header>
          <text:p text:style-name="P109"><text:span text:style-name="T16">When you import data, it is first stored in a temporary table called an </text:span><text:span text:style-name="Strong_20_Emphasis"><text:span text:style-name="T16">Import Set Table</text:span></text:span><text:span text:style-name="T16">. This table is created dynamically and holds the raw data before it is transformed or moved to the target tables.</text:span></text:p>
        </text:list-header>
      </text:list>
      <text:p text:style-name="P5"><text:span text:style-name="Strong_20_Emphasis"><text:span text:style-name="T14">Transform Map:</text:span></text:span></text:p>
      <text:list text:style-name="L21">
        <text:list-header>
          <text:p text:style-name="P110"><text:span text:style-name="T16">A </text:span><text:span text:style-name="Strong_20_Emphasis"><text:span text:style-name="T16">Transform Map</text:span></text:span><text:span text:style-name="T16"> defines the rules for transforming and mapping data from the Import Set Table to the target table in ServiceNow.</text:span></text:p>
        </text:list-header>
      </text:list>
      <text:p text:style-name="P8">Transfrom</text:p>
      <text:p text:style-name="P8"><text:tab/>Once mapping is done we can transform our data to the target table with <text:tab/>this function.</text:p>
      <text:p text:style-name="P13"/>
      <text:p text:style-name="P28">Colace Map</text:p>
      <text:p text:style-name="P14"/>
      <text:p text:style-name="P6"><text:span text:style-name="T19">In ServiceNow, a </text:span><text:span text:style-name="Strong_20_Emphasis"><text:span text:style-name="T19">Coalesce Map</text:span></text:span><text:span text:style-name="T23"> </text:span><text:span text:style-name="T19">is used in Transform Maps during data import to prevent the creation of duplicate records in the target table. By coalescing on one or more fields, ServiceNow identifies whether a record with matching values already exists in the target table. If a match is found, the existing record is updated with the new data; if no match is found, a new record is inserted.</text:span></text:p>
      <text:p text:style-name="P13"/>
      <text:p text:style-name="P27">What is SLA?</text:p>
      <text:p text:style-name="P15"><text:soft-page-break/><text:line-break/>SLA stands for service level agreement. They are a certain amount of services which are meant to be provided by the enterprises in a mentioned time. It defines a work flow.</text:p>
      <text:p text:style-name="P15"/>
      <text:p text:style-name="P15"/>
      <text:p text:style-name="P27">What is Service Catalog?</text:p>
      <text:p text:style-name="P15"/>
      <text:p text:style-name="P16"><text:span text:style-name="T10">The </text:span><text:span text:style-name="Strong_20_Emphasis"><text:span text:style-name="T10">Service Catalog</text:span></text:span><text:span text:style-name="T10"> in ServiceNow is a centralized portal that allows users to browse and request various IT and business services. It provides a user-friendly interface where employees can easily find and order items like software, hardware, access requests, or support services, much like shopping online. </text:span></text:p>
      <text:p text:style-name="P59">Each item in the catalog is associated with a workflow that manages the approval, fulfillment, and delivery of the requested service. This streamlines service delivery, enhances user experience, and ensures that requests are handled efficiently and transparently within the organization.</text:p>
      <text:p text:style-name="P16"><text:span text:style-name="T10"/></text:p>
      <text:p text:style-name="P64">What is a Variable?</text:p>
      <text:p text:style-name="P59">They are a variety of questions that can be asked to end user while purchasing an catalog item.</text:p>
      <text:p text:style-name="P59">Collection of variables that can be shared between catalog item is called variable set.</text:p>
      <text:p text:style-name="P16"><text:span text:style-name="T10"/></text:p>
      <text:p text:style-name="P64">What is Order Guide?</text:p>
      <text:p text:style-name="P17"><text:span text:style-name="T10">An </text:span><text:span text:style-name="Strong_20_Emphasis"><text:span text:style-name="T10">Order Guide</text:span></text:span><text:span text:style-name="T10"> in ServiceNow is a feature within the Service Catalog that simplifies the process of ordering multiple related items in one go. It acts like a wizard, guiding users through a series of questions or steps to help them select and configure various items that are part of a larger service or project. </text:span></text:p>
      <text:p text:style-name="P60">For example, when onboarding a new employee, an order guide might help request a laptop, software licenses, and building access all within a single, streamlined process. This ensures that all necessary components are ordered together, reducing the chance of missing any essential items and making the request process more efficient for both the user and the fulfillment team.</text:p>
      <text:p text:style-name="P17"><text:span text:style-name="T10"/></text:p>
      <text:p text:style-name="P65"><text:soft-page-break/>What is Record Producer?</text:p>
      <text:p text:style-name="P23"><text:span text:style-name="T10">A </text:span><text:span text:style-name="Strong_20_Emphasis"><text:span text:style-name="T10">Record Producer</text:span></text:span><text:span text:style-name="T10"> in ServiceNow is a type of catalog item within the Service Catalog that allows users to create records in a specific table through a simplified form interface. </text:span></text:p>
      <text:p text:style-name="P23"><text:span text:style-name="T10">Unlike a typical catalog item that might request a service or product, a Record Producer is designed to create new records in any ServiceNow table (like incidents, change requests, or HR cases) based on user input.</text:span></text:p>
      <text:p text:style-name="P23"><text:span text:style-name="T10"/></text:p>
      <text:p text:style-name="P66">What is Catalog Builder?</text:p>
      <text:p text:style-name="P24"><text:span text:style-name="Strong_20_Emphasis"><text:span text:style-name="T10">Catalog Builder</text:span></text:span><text:span text:style-name="T10"> in ServiceNow is a tool designed to streamline the process of creating and managing catalog items within the Service Catalog. It provides a guided, user-friendly interface that allows catalog administrators or content creators to quickly build, modify, and publish new catalog items without needing extensive technical knowledge.</text:span></text:p>
      <text:p text:style-name="P57">With Catalog Builder, users can define the properties of catalog items, such as forms, fields, workflows, and approvals, in a structured and intuitive way. This tool simplifies the catalog creation process by offering templates and reusable components, ensuring consistency and reducing the time and effort required to deploy new services to the catalog. It also allows for collaboration between different teams, making it easier to manage and maintain a large and diverse set of service offerings within the organization.</text:p>
      <text:p text:style-name="P57"/>
      <text:p text:style-name="P31">What is Flow Designer?</text:p>
      <text:list text:style-name="L22">
        <text:list-item>
          <text:p text:style-name="P116">Flow designer is an interface with which we can enable process automation capability. </text:p>
        </text:list-item>
        <text:list-item>
          <text:p text:style-name="P116">It can be used in approval, task, notification and record operations.</text:p>
        </text:list-item>
        <text:list-item>
          <text:p text:style-name="P116">It has a non technical interface.</text:p>
        </text:list-item>
        <text:list-item>
          <text:p text:style-name="P112">It provides a drag-and-drop interface for designing complex flows involving actions, conditions, and integrations, allowing users to automate tasks and streamline business processes without writing code.</text:p>
          <text:p text:style-name="P112"/>
        </text:list-item>
      </text:list>
      <text:p text:style-name="P58"><text:soft-page-break/><text:span text:style-name="Strong_20_Emphasis">What is Flow Operator?</text:span></text:p>
      <text:p text:style-name="P26">A role or user responsible for monitoring and managing the execution of flows designed in the Flow Designer. Flow Operators ensure that workflows run smoothly, handle any issues or errors, and make adjustments as needed to optimize performance and efficiency. <text:s text:c="9"/></text:p>
      <text:p text:style-name="P69"><text:span text:style-name="Strong_20_Emphasis"><text:span text:style-name="T26">What is </text:span></text:span><text:span text:style-name="Strong_20_Emphasis"><text:span text:style-name="T25">Action Designer?</text:span></text:span></text:p>
      <text:p text:style-name="P25">A component within the Flow Designer used to create and configure reusable actions that can be included in various flows. Action Designer allows users to define the specific steps or operations that should be performed within a flow, such as sending notifications, updating records, or making API calls.</text:p>
      <text:p text:style-name="P32"/>
      <text:p text:style-name="P32">Components of a Flow Designer?</text:p>
      <text:section text:style-name="Sect1" text:name="Section4">
        <text:list text:style-name="L23">
          <text:list-item>
            <text:p text:style-name="P118">Trigger</text:p>
          </text:list-item>
          <text:list-item>
            <text:p text:style-name="P117">Condition</text:p>
          </text:list-item>
          <text:list-item>
            <text:p text:style-name="P117">Action</text:p>
          </text:list-item>
          <text:list-item>
            <text:p text:style-name="P117">Data</text:p>
          </text:list-item>
        </text:list>
      </text:section>
      <text:p text:style-name="P62"/>
      <text:p text:style-name="P62">Types of Triggers?</text:p>
      <text:list text:style-name="L24">
        <text:list-item>
          <text:p text:style-name="P114">Record Based – <text:span text:style-name="T7">It triggers when a record is created or updated.</text:span></text:p>
        </text:list-item>
        <text:list-item>
          <text:p text:style-name="P114">Date Based -<text:span text:style-name="T7"> It triggers a flow at a specific date and time.</text:span></text:p>
        </text:list-item>
        <text:list-item>
          <text:p text:style-name="P114">Application Based- <text:span text:style-name="T7">It triggers a flow when an application specific condition is met.</text:span></text:p>
        </text:list-item>
      </text:list>
      <text:p text:style-name="P62"/>
      <text:p text:style-name="P62">What are conditions in Flow Designer?</text:p>
      <text:p text:style-name="P61">They are configurations which specifies when the flow designer will be active.</text:p>
      <text:p text:style-name="P62"/>
      <text:p text:style-name="P62">What are Actions?</text:p>
      <text:p text:style-name="P61">Actions are operation that the system would perform like create task, update task, update field and ask for approval.</text:p>
      <text:p text:style-name="P62"/>
      <text:p text:style-name="P62">What are CMDB?</text:p>
      <text:p text:style-name="P61"><text:soft-page-break/>CMDB stands for Configuration Management Database. It is a series of table which gives information about the different configuration items and their attributes and the relationship between them.</text:p>
      <text:p text:style-name="P61">The three tables of CMDB are:</text:p>
      <text:section text:style-name="Sect2" text:name="Section5">
        <text:list text:style-name="L25">
          <text:list-item>
            <text:p text:style-name="P115">cmdb</text:p>
          </text:list-item>
          <text:list-item>
            <text:p text:style-name="P115">cmdb_ci</text:p>
          </text:list-item>
          <text:list-item>
            <text:p text:style-name="P115">cmdb_rel_ci</text:p>
          </text:list-item>
        </text:list>
      </text:section>
      <text:p text:style-name="P62">What are Configuration Items (CI)?</text:p>
      <text:p text:style-name="P62"><text:span text:style-name="T7">Any item that needs to be managed to provide services. A CI can be a laptop, router or other devices. </text:span><text:span text:style-name="T8">A CI record will contain all relevant data such as,</text:span></text:p>
      <text:section text:style-name="Sect3" text:name="Section6">
        <text:list text:style-name="L26">
          <text:list-item>
            <text:p text:style-name="P113">Name</text:p>
          </text:list-item>
          <text:list-item>
            <text:p text:style-name="P113">Owned By</text:p>
          </text:list-item>
          <text:list-item>
            <text:p text:style-name="P113">Model ID</text:p>
          </text:list-item>
          <text:list-item>
            <text:p text:style-name="P113">Used For</text:p>
            <text:p text:style-name="P113"/>
          </text:list-item>
          <text:list-item>
            <text:p text:style-name="P113">Vendor</text:p>
          </text:list-item>
        </text:list>
        <text:p text:style-name="P63"><text:span text:style-name="T7"/></text:p>
      </text:section>
      <text:p text:style-name="P33"/>
      <text:p text:style-name="P33">What is CI Relationship (<text:span text:style-name="T13">cmdb_rel_ci</text:span><text:span text:style-name="T12">)</text:span>?</text:p>
      <text:p text:style-name="P18"/>
      <text:list text:style-name="L27">
        <text:list-item>
          <text:p text:style-name="P94">It stores the different kinds of relationship between different CI. </text:p>
        </text:list-item>
        <text:list-item>
          <text:p text:style-name="P94">It helps to understand the root problem of a particular issue. </text:p>
        </text:list-item>
        <text:list-item>
          <text:p text:style-name="P94">It also helps to understand which services will be affected because of an issue with a particular CI.</text:p>
        </text:list-item>
        <text:list-item>
          <text:p text:style-name="P94">It helps to understand the infrastructure of a particular IT company.</text:p>
        </text:list-item>
      </text:list>
      <text:p text:style-name="P18"/>
      <text:p text:style-name="P34">What is Service Portal?</text:p>
      <text:p text:style-name="P19"><text:s/></text:p>
      <text:p text:style-name="P19">Powerful tool that helps the developes to create user interfaces that are responsive, mobile friendly and pixel-perfect which have full access to the now <text:s/>platform.</text:p>
      <text:p text:style-name="P19"/>
      <text:p text:style-name="P34">What is Knowledge Portal?</text:p>
      <text:p text:style-name="P19"/>
      <text:p text:style-name="P19">It allows user to create, edit and view knowledege articles to share information across organisations.</text:p>
      <text:p text:style-name="P19">Each article contains information which help the end users to troubleshoot a particular issue.</text:p>
      <text:p text:style-name="P19">Knowledge articles are a part of different categories and knowledge bases.</text:p>
      <text:p text:style-name="P19"/>
      <text:p text:style-name="P36">Knowledge, Knowledge_manager, Knowledge_admin.</text:p>
      <text:p text:style-name="P36"><text:soft-page-break/></text:p>
      <text:p text:style-name="P12">Knowledge Management Features:</text:p>
      <text:p text:style-name="P9"/>
      <text:section text:style-name="Sect2" text:name="Section7">
        <text:list text:style-name="L28">
          <text:list-item>
            <text:p text:style-name="P99">Knowledge Base</text:p>
          </text:list-item>
          <text:list-item>
            <text:p text:style-name="P100">Knowledge Categories</text:p>
          </text:list-item>
          <text:list-item>
            <text:p text:style-name="P100">Draft Knowledge Articles </text:p>
          </text:list-item>
          <text:list-item>
            <text:p text:style-name="P100">Publish Articles</text:p>
          </text:list-item>
          <text:list-item>
            <text:p text:style-name="P100">Article Feedback</text:p>
          </text:list-item>
          <text:list-item>
            <text:p text:style-name="P100">Retire Article</text:p>
          </text:list-item>
        </text:list>
      </text:section>
      <text:p text:style-name="P18"/>
      <text:p text:style-name="P20">Knowledge Base -&gt; Knowledge Category -&gt; Knowledge Article</text:p>
      <text:p text:style-name="P20"/>
      <text:p text:style-name="P30">Different ways to interact with ServiceNow?</text:p>
      <text:p text:style-name="P20"/>
      <text:section text:style-name="Sect4" text:name="Section8">
        <text:list text:style-name="L29">
          <text:list-item>
            <text:p text:style-name="P95">Workspace </text:p>
          </text:list-item>
          <text:list-item>
            <text:p text:style-name="P95">List</text:p>
          </text:list-item>
          <text:list-item>
            <text:p text:style-name="P95">Form</text:p>
          </text:list-item>
          <text:list-item>
            <text:p text:style-name="P95">Dashboard</text:p>
          </text:list-item>
          <text:list-item>
            <text:p text:style-name="P95">Knowledge Base</text:p>
          </text:list-item>
          <text:list-item>
            <text:p text:style-name="P95">Service Catalog</text:p>
          </text:list-item>
        </text:list>
      </text:section>
      <text:p text:style-name="P20"/>
      <text:p text:style-name="P30">What is workspace?</text:p>
      <text:p text:style-name="P20"><text:line-break/>Workspace is an interface which provides agents and professional targetted and purpose built tools and information on a single page.</text:p>
      <text:p text:style-name="P20"/>
      <text:p text:style-name="P20">Helps to solve issue faster as everything happens on a single place.</text:p>
      <text:p text:style-name="P20"/>
      <text:p text:style-name="P30">What are Reports?</text:p>
      <text:p text:style-name="P20"/>
      <text:p text:style-name="P20">Reports helps to vizualize the state of data in different format like bar-chart, pie-chart etc.</text:p>
      <text:p text:style-name="P20"/>
      <text:p text:style-name="P30">What is Baseline Implementation?</text:p>
      <text:p text:style-name="P20"/>
      <text:p text:style-name="P20">It is a set of installed application on ServiceNow instance before any configuration or customization has be done.</text:p>
      <text:p text:style-name="P20"/>
      <text:p text:style-name="P30">What is Instance?</text:p>
      <text:p text:style-name="P20"/>
      <text:p text:style-name="P20">Instance is a copy of ServiceNow environment that is specific to a customer. There can be three types of instances,</text:p>
      <text:list text:style-name="L30">
        <text:list-item>
          <text:p text:style-name="P96">Production Instance- Where people do work and support their customer.</text:p>
        </text:list-item>
        <text:list-item>
          <text:p text:style-name="P96">Non Production Instance- Used for development, testing and experimentation.</text:p>
        </text:list-item>
        <text:list-item>
          <text:p text:style-name="P96">Development Instance- Developers can get their own persoanl instance to do experimentation and learning outside the company’s environment.</text:p>
        </text:list-item>
      </text:list>
      <text:p text:style-name="P22"/>
      <text:p text:style-name="P35"><text:soft-page-break/>What are Notifications in ServiceNow?</text:p>
      <text:p text:style-name="P22"><text:line-break/>Notification is a service which helps to notify the users about occurance of various events inside ServiceNow.</text:p>
      <text:p text:style-name="P22"/>
      <text:p text:style-name="P22"/>
      <text:p text:style-name="P22"/>
      <text:p text:style-name="P35">What are the different types of Notifications in ServiceNow?</text:p>
      <text:p text:style-name="P22"/>
      <text:section text:style-name="Sect2" text:name="Section9">
        <text:list text:style-name="L31">
          <text:list-item>
            <text:p text:style-name="P97">Email</text:p>
          </text:list-item>
          <text:list-item>
            <text:p text:style-name="P97">SMS</text:p>
          </text:list-item>
          <text:list-item>
            <text:p text:style-name="P97">Meeting Invitation</text:p>
          </text:list-item>
        </text:list>
      </text:section>
      <text:p text:style-name="P20"/>
      <text:p text:style-name="P35">What are the steps to setup Email Notifications?</text:p>
      <text:p text:style-name="P22"/>
      <text:list text:style-name="L32">
        <text:list-item>
          <text:p text:style-name="P98">Create Email Layout</text:p>
        </text:list-item>
        <text:list-item>
          <text:p text:style-name="P98">Add Layout to Email Template</text:p>
        </text:list-item>
        <text:list-item>
          <text:p text:style-name="P98">Apply Template to Notification</text:p>
        </text:list-item>
      </text:list>
      <text:p text:style-name="P22"/>
      <text:p text:style-name="P30">Difference between configuration and customization?</text:p>
      <text:p text:style-name="P20"/>
      <table:table table:name="Table2" table:style-name="Table2">
        <table:table-column table:style-name="Table2.A"/>
        <table:table-column table:style-name="Table2.B"/>
        <table:table-row>
          <table:table-cell table:style-name="Table2.A1" office:value-type="string">
            <text:p text:style-name="P29">Configuration</text:p>
          </table:table-cell>
          <table:table-cell table:style-name="Table2.B1" office:value-type="string">
            <text:p text:style-name="P11">Customization</text:p>
          </table:table-cell>
        </table:table-row>
        <table:table-row>
          <table:table-cell table:style-name="Table2.A2" office:value-type="string">
            <text:p text:style-name="P68"><text:span text:style-name="T28">Refers</text:span><text:span text:style-name="T27"> to the process of adjusting and setting up the system's built-in features and functionalities to meet specific business needs without modifying the underlying code. This includes setting up forms, fields, workflows, and user roles using the available options in the platform.</text:span></text:p>
          </table:table-cell>
          <table:table-cell table:style-name="Table2.B2" office:value-type="string">
            <text:p text:style-name="P21"><text:span text:style-name="Strong_20_Emphasis"><text:span text:style-name="T10">Customization</text:span></text:span><text:span text:style-name="T9"> </text:span><text:span text:style-name="T10">involves modifying or extending the platform's functionality beyond its standard features, often through scripting or development. This includes creating new tables, writing custom scripts, or building unique integrations that require changes to the underlying codebase.</text:span> </text:p>
          </table:table-cell>
        </table:table-row>
      </table:table>
      <text:p text:style-name="P20"/>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118in" fo:margin-bottom="0.5118in" fo:margin-left="0.5118in" fo:margin-right="0.511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22:27:10.641057815</meta:creation-date>
    <dc:date>2024-08-30T18:53:52.913094385</dc:date>
    <meta:editing-duration>PT15M54S</meta:editing-duration>
    <meta:editing-cycles>4</meta:editing-cycles>
    <meta:generator>LibreOffice/24.2.5.2$Linux_X86_64 LibreOffice_project/420$Build-2</meta:generator>
    <meta:document-statistic meta:table-count="2" meta:image-count="0" meta:object-count="0" meta:page-count="11" meta:paragraph-count="248" meta:word-count="2283" meta:character-count="13619" meta:non-whitespace-character-count="11679"/>
  </office:meta>
</office:document-meta>
</file>